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Heading_20_1">
      <style:paragraph-properties fo:line-height="100%"/>
    </style:style>
    <style:style style:name="P14"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4"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h text:style-name="P13" text:outline-level="1"/>
      <text:h text:style-name="P13" text:outline-level="1"/>
      <text:h text:style-name="P1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Keďže rozpracovanie celej hierarchie by bolo veľmi <text:soft-page-break/>pracné a ako názorná ukážka postačuje analýza jednej vetvy, zvyšné diagramy táto prace obsahuje v dodatku A.</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text:soft-page-break/></text:p>
      <text:p text:style-name="P1">\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text:soft-page-break/>využíva \textit{notifikáciu} na zaslanie informácie o pridaní článku.</text:p>
      <text:p text:style-name="P1">\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text:soft-page-break/>\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oft-page-break/><text:s/>\centering</text:p>
      <text:p text:style-name="P1"><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subsection{Stvrtá iterácia}</text:p>
      <text:p text:style-name="P1"/>
      <text:p text:style-name="P1">Pre ukážku fungovania navrhnutej metódy postačia podrobne rozpísané dve iterácie. </text:p>
      <text:p text:style-name="P1"/>
      <text:p text:style-name="P1"/>
      <text:p text:style-name="P1">skresat manazera clanku</text:p>
      <text:p text:style-name="P1">pridat dajUdaje do clanku</text:p>
      <text:p text:style-name="P1"/>
      <text:p text:style-name="P1"/>
      <text:p text:style-name="P1">druha it</text:p>
      <text:p text:style-name="P1"><text:soft-page-break/>vygenerovanie odkazov na cislo</text:p>
      <text:p text:style-name="P1">vygenerovanie cisla</text:p>
      <text:p text:style-name="P1">datum do recenzi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8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5T21:46:51</dc:date>
    <dc:creator>Miroslav Ligas</dc:creator>
    <meta:editing-duration>PT382H06M47S</meta:editing-duration>
    <meta:editing-cycles>177</meta:editing-cycles>
    <meta:generator>OpenOffice.org/3.0$Linux OpenOffice.org_project/300m15$Build-9379</meta:generator>
    <meta:document-statistic meta:table-count="0" meta:image-count="0" meta:object-count="0" meta:page-count="35" meta:paragraph-count="512" meta:word-count="11767" meta:character-count="89902"/>
    <meta:user-defined meta:name="Info 1"/>
    <meta:user-defined meta:name="Info 2"/>
    <meta:user-defined meta:name="Info 3"/>
    <meta:user-defined meta:name="Info 4"/>
  </office:meta>
</office:document-meta>
</file>